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 Mono" fo:font-size="10pt" officeooo:rsid="000bb9f7" officeooo:paragraph-rsid="000bb9f7" style:font-size-asian="10pt" style:font-size-complex="10pt"/>
    </style:style>
    <style:style style:name="P2" style:family="paragraph" style:parent-style-name="Standard">
      <style:text-properties style:font-name="Ubuntu Mono" fo:font-size="10pt" officeooo:rsid="000bb9f7" officeooo:paragraph-rsid="000bb9f7" style:font-size-asian="10pt" style:font-size-complex="10pt"/>
    </style:style>
    <style:style style:name="P3" style:family="paragraph" style:parent-style-name="Standard" style:list-style-name="L1">
      <style:text-properties style:font-name="Ubuntu Mono" fo:font-size="10pt" officeooo:rsid="000bb9f7" officeooo:paragraph-rsid="000bb9f7" style:font-size-asian="10pt" style:font-size-complex="10pt"/>
    </style:style>
    <style:style style:name="P4" style:family="paragraph" style:parent-style-name="Standard" style:list-style-name="L1">
      <style:text-properties style:font-name="Ubuntu Mono" fo:font-size="10pt" officeooo:rsid="000bb9f7" officeooo:paragraph-rsid="0010d19d" style:font-size-asian="10pt" style:font-size-complex="10pt"/>
    </style:style>
    <style:style style:name="P5" style:family="paragraph" style:parent-style-name="Standard" style:list-style-name="L1">
      <style:text-properties style:font-name="Ubuntu Mono" fo:font-size="10pt" officeooo:rsid="000bb9f7" officeooo:paragraph-rsid="00136485" style:font-size-asian="10pt" style:font-size-complex="10pt"/>
    </style:style>
    <style:style style:name="P6" style:family="paragraph" style:parent-style-name="Standard" style:list-style-name="L1">
      <style:text-properties style:font-name="Ubuntu Mono" fo:font-size="10pt" officeooo:rsid="000bb9f7" officeooo:paragraph-rsid="00195ef0" style:font-size-asian="10pt" style:font-size-complex="10pt"/>
    </style:style>
    <style:style style:name="P7" style:family="paragraph" style:parent-style-name="Standard" style:list-style-name="L1">
      <style:text-properties style:font-name="Ubuntu Mono" fo:font-size="10pt" officeooo:rsid="000bb9f7" officeooo:paragraph-rsid="002cb41d" style:font-size-asian="10pt" style:font-size-complex="10pt"/>
    </style:style>
    <style:style style:name="P8" style:family="paragraph" style:parent-style-name="Standard" style:list-style-name="L2">
      <style:text-properties style:font-name="Ubuntu Mono" fo:font-size="10pt" officeooo:rsid="000bb9f7" officeooo:paragraph-rsid="000bb9f7" style:font-size-asian="10pt" style:font-size-complex="10pt"/>
    </style:style>
    <style:style style:name="P9" style:family="paragraph" style:parent-style-name="Standard">
      <style:text-properties style:font-name="Ubuntu Mono" fo:font-size="10pt" officeooo:rsid="000bb9f7" officeooo:paragraph-rsid="00136485" style:font-size-asian="10pt" style:font-size-complex="10pt"/>
    </style:style>
    <style:style style:name="P10" style:family="paragraph" style:parent-style-name="Standard">
      <style:text-properties style:font-name="Ubuntu Mono" fo:font-size="10pt" officeooo:rsid="000bb9f7" officeooo:paragraph-rsid="000bb9f7" style:font-size-asian="10pt" style:font-size-complex="10pt"/>
    </style:style>
    <style:style style:name="P11" style:family="paragraph" style:parent-style-name="Standard">
      <style:text-properties style:font-name="Ubuntu Mono" fo:font-size="10pt" officeooo:rsid="000bb9f7" officeooo:paragraph-rsid="002cb41d" style:font-size-asian="10pt" style:font-size-complex="10pt"/>
    </style:style>
    <style:style style:name="P12" style:family="paragraph" style:parent-style-name="Standard" style:list-style-name="L1">
      <style:text-properties style:font-name="Ubuntu Mono" fo:font-size="10pt" officeooo:rsid="00193aca" officeooo:paragraph-rsid="00193aca" style:font-size-asian="10pt" style:font-size-complex="10pt"/>
    </style:style>
    <style:style style:name="P13" style:family="paragraph" style:parent-style-name="Standard" style:list-style-name="L1">
      <style:text-properties style:font-name="Ubuntu Mono" fo:font-size="10pt" officeooo:rsid="00193aca" officeooo:paragraph-rsid="002cb41d" style:font-size-asian="10pt" style:font-size-complex="10pt"/>
    </style:style>
    <style:style style:name="P14" style:family="paragraph" style:parent-style-name="Standard" style:list-style-name="L1">
      <style:text-properties fo:color="#657b83" loext:opacity="100%" style:font-name="Ubuntu Mono" fo:font-size="10pt" fo:font-weight="normal" officeooo:rsid="000bb9f7" officeooo:paragraph-rsid="00136485" fo:background-color="#fdf6e3" style:font-size-asian="10pt" style:font-size-complex="10pt"/>
    </style:style>
    <style:style style:name="T1" style:family="text">
      <style:text-properties officeooo:rsid="000f985c"/>
    </style:style>
    <style:style style:name="T2" style:family="text">
      <style:text-properties fo:color="#657b83" loext:opacity="100%" fo:font-weight="normal" fo:background-color="#fdf6e3" loext:char-shading-value="0"/>
    </style:style>
    <style:style style:name="T3" style:family="text">
      <style:text-properties fo:color="#657b83" loext:opacity="100%" fo:font-weight="normal" officeooo:rsid="0013b7f0" fo:background-color="#fdf6e3" loext:char-shading-value="0"/>
    </style:style>
    <style:style style:name="T4" style:family="text">
      <style:text-properties fo:color="#657b83" loext:opacity="100%" fo:font-weight="normal" officeooo:rsid="00136485" fo:background-color="#fdf6e3" loext:char-shading-value="0"/>
    </style:style>
    <style:style style:name="T5" style:family="text">
      <style:text-properties fo:color="#657b83" loext:opacity="100%" fo:font-weight="normal" officeooo:rsid="000f985c" fo:background-color="#fdf6e3" loext:char-shading-value="0"/>
    </style:style>
    <style:style style:name="T6" style:family="text">
      <style:text-properties fo:color="#657b83" loext:opacity="100%" fo:font-weight="normal" officeooo:rsid="001b20c5" fo:background-color="#fdf6e3" loext:char-shading-value="0"/>
    </style:style>
    <style:style style:name="T7" style:family="text">
      <style:text-properties fo:color="#657b83" loext:opacity="100%" fo:font-weight="normal" officeooo:rsid="001dffab" fo:background-color="#fdf6e3" loext:char-shading-value="0"/>
    </style:style>
    <style:style style:name="T8" style:family="text">
      <style:text-properties officeooo:rsid="00136485"/>
    </style:style>
    <style:style style:name="T9" style:family="text">
      <style:text-properties officeooo:rsid="0013b7f0"/>
    </style:style>
    <style:style style:name="T10" style:family="text">
      <style:text-properties officeooo:rsid="00236606"/>
    </style:style>
    <style:style style:name="T11" style:family="text">
      <style:text-properties officeooo:rsid="00264349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sultati <text:span text:style-name="T11">22 agosto</text:span></text:p>
      <text:p text:style-name="P2"/>
      <text:list xml:id="list1198813157" text:style-name="L1">
        <text:list-item>
          <text:p text:style-name="P3">immagini risultati fori</text:p>
          <text:list>
            <text:list-item>
              <text:p text:style-name="P3">/home/kobayashi/Documents/job/results</text:p>
              <text:p text:style-name="P3"/>
            </text:list-item>
          </text:list>
        </text:list-item>
        <text:list-item>
          <text:p text:style-name="P4">dimostrazione su immagini</text:p>
          <text:p text:style-name="P4"><text:span text:style-name="T2">python</text:span><text:span text:style-name="T3">3</text:span><text:span text:style-name="T2"> detect.py --weights </text:span><text:span text:style-name="T4">best</text:span><text:span text:style-name="T2">.pt --img 640 --conf 0.25 --source data/images</text:span></text:p>
          <text:list>
            <text:list-header>
              <text:p text:style-name="P3"/>
            </text:list-header>
          </text:list>
        </text:list-item>
        <text:list-item>
          <text:p text:style-name="P3">dimostrazione su videocamera</text:p>
          <text:p text:style-name="P14">python<text:span text:style-name="T9">3</text:span> detect.py --weights <text:span text:style-name="T8">best</text:span>.pt --img 640 --conf 0.25 --source <text:span text:style-name="T1">2</text:span></text:p>
          <text:p text:style-name="P5"><text:span text:style-name="T2">python</text:span><text:span text:style-name="T3">3</text:span><text:span text:style-name="T2"> detect.py --weights </text:span><text:span text:style-name="T4">best</text:span><text:span text:style-name="T2">.pt --img 640 --conf 0.25 --source vid.mp4</text:span></text:p>
        </text:list-item>
      </text:list>
      <text:p text:style-name="P9"/>
      <text:list xml:id="list1205716393" text:style-name="L2">
        <text:list-item>
          <text:p text:style-name="P8">python3 detect.py --weights best.pt --data data/dataset.yaml --img 1280 --conf 0.25 --source 0</text:p>
          <text:p text:style-name="P8"/>
          <text:p text:style-name="P8"/>
        </text:list-item>
        <text:list-item>
          <text:p text:style-name="P8">python3 detect.py --weights best.pt --data data/dataset.yaml --img 1280 --conf 0.25 --source 0 <text:span text:style-name="T10">attivando anche: plc_server.py</text:span></text:p>
        </text:list-item>
      </text:list>
      <text:p text:style-name="P2"/>
      <text:p text:style-name="P2"/>
      <text:p text:style-name="P11"/>
      <text:list xml:id="list101329429576302" text:continue-list="list1198813157" text:style-name="L1">
        <text:list-item>
          <text:p text:style-name="P13">manda un messaggio con socket al plc_server ogni volta che c’e’ qualche cosa rilevato</text:p>
          <text:p text:style-name="P7"><text:span text:style-name="T2">python</text:span><text:span text:style-name="T3">3</text:span><text:span text:style-name="T2"> detect.py --weights </text:span><text:span text:style-name="T4">best</text:span><text:span text:style-name="T2">.pt --img 640 --conf 0.25 --source </text:span><text:span text:style-name="T5">2 –</text:span><text:span text:style-name="T6">socket </text:span><text:span text:style-name="T7">108.201.21.3:3091</text:span></text:p>
        </text:list-item>
      </text:list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16:05:59.079300285</meta:creation-date>
    <dc:date>2022-08-23T09:30:03.451790094</dc:date>
    <meta:editing-duration>PT58M49S</meta:editing-duration>
    <meta:editing-cycles>26</meta:editing-cycles>
    <meta:generator>LibreOffice/7.3.5.2$Linux_X86_64 LibreOffice_project/30$Build-2</meta:generator>
    <meta:document-statistic meta:table-count="0" meta:image-count="0" meta:object-count="0" meta:page-count="1" meta:paragraph-count="16" meta:word-count="137" meta:character-count="765" meta:non-whitespace-character-count="681"/>
  </office:meta>
</office:document-meta>
</file>